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0b110d" officeooo:paragraph-rsid="000b110d" style:font-size-asian="13pt" style:font-size-complex="13pt"/>
    </style:style>
    <style:style style:name="P2" style:family="paragraph" style:parent-style-name="Standard">
      <style:text-properties fo:font-size="13pt" officeooo:paragraph-rsid="000b110d" style:font-size-asian="13pt" style:font-size-complex="13pt"/>
    </style:style>
    <style:style style:name="P3" style:family="paragraph" style:parent-style-name="Standard" style:list-style-name="L1">
      <style:text-properties fo:font-size="13pt" officeooo:rsid="000b110d" officeooo:paragraph-rsid="000b110d" style:font-size-asian="13pt" style:font-size-complex="13pt"/>
    </style:style>
    <style:style style:name="P4" style:family="paragraph" style:parent-style-name="Standard" style:list-style-name="L2">
      <style:text-properties fo:font-size="13pt" officeooo:rsid="000b110d" officeooo:paragraph-rsid="000b110d" style:font-size-asian="13pt" style:font-size-complex="13pt"/>
    </style:style>
    <style:style style:name="P5" style:family="paragraph" style:parent-style-name="Standard" style:list-style-name="L3">
      <style:text-properties fo:font-size="13pt" officeooo:rsid="000b110d" officeooo:paragraph-rsid="000b110d" style:font-size-asian="13pt" style:font-size-complex="13pt"/>
    </style:style>
    <style:style style:name="P6" style:family="paragraph" style:parent-style-name="Standard">
      <style:text-properties fo:font-size="13pt" officeooo:rsid="000b110d" officeooo:paragraph-rsid="000b110d" style:font-size-asian="13pt" style:font-size-complex="13pt"/>
    </style:style>
    <style:style style:name="P7" style:family="paragraph" style:parent-style-name="Standard" style:list-style-name="L4">
      <style:text-properties fo:font-size="13pt" officeooo:rsid="000b110d" officeooo:paragraph-rsid="000b110d" style:font-size-asian="13pt" style:font-size-complex="13pt"/>
    </style:style>
    <style:style style:name="P8" style:family="paragraph" style:parent-style-name="Standard" style:list-style-name="L5">
      <style:text-properties fo:font-size="13pt" officeooo:rsid="000b110d" officeooo:paragraph-rsid="000b110d" style:font-size-asian="13pt" style:font-size-complex="13pt"/>
    </style:style>
    <style:style style:name="P9" style:family="paragraph" style:parent-style-name="Standard" style:list-style-name="L6">
      <style:text-properties fo:font-size="13pt" officeooo:rsid="000b110d" officeooo:paragraph-rsid="000b110d" style:font-size-asian="13pt" style:font-size-complex="13pt"/>
    </style:style>
    <style:style style:name="P10" style:family="paragraph" style:parent-style-name="Standard">
      <style:text-properties fo:font-size="13pt" officeooo:rsid="000bad65" officeooo:paragraph-rsid="000bad65"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tuk Periode Tahun 1945 s/d 1949:</text:p>
      <text:list xml:id="list4738318402799979976" text:style-name="L1">
        <text:list-item>
          <text:p text:style-name="P3">XXXXXXXXXXX</text:p>
        </text:list-item>
        <text:list-item>
          <text:p text:style-name="P3">4 Tahun masa Pemerintahan.</text:p>
        </text:list-item>
        <text:list-item>
          <text:p text:style-name="P3">Negara Kesatuan berbentuk Republik.</text:p>
        </text:list-item>
        <text:list-item>
          <text:p text:style-name="P3">Bentuk Pemerintahan adalah Kedaulatan di tangan rakyat yang dilakukan oleh Majelis (MPR).</text:p>
        </text:list-item>
        <text:list-item>
          <text:p text:style-name="P3">Indonesia pada masa ini menganut sistem Parlementer.</text:p>
        </text:list-item>
        <text:list-item>
          <text:p text:style-name="P3">Periode ini, Indonesia menggunakan UUD 1945 sebagai Konstitusi.</text:p>
        </text:list-item>
      </text:list>
      <text:p text:style-name="P1"><text:s text:c="2"/></text:p>
      <text:p text:style-name="P1">Untuk Periode Tahun 1949 s/d 1950:</text:p>
      <text:list xml:id="list5421069649699575839" text:style-name="L2">
        <text:list-item>
          <text:p text:style-name="P4">XXXXXXXXXXXXX</text:p>
        </text:list-item>
        <text:list-item>
          <text:p text:style-name="P4">Lama Pemerintahan XXXXXXXXXXXX</text:p>
        </text:list-item>
        <text:list-item>
          <text:p text:style-name="P4">Indonesia pada periode ini berbentuk Negara Serikat (Federasi) sesuai pada UUD RIS pasal 1 ayat (1)</text:p>
        </text:list-item>
        <text:list-item>
          <text:p text:style-name="P4">Dengan digunakannya Konstitusi RIS, bentuk pemerintahan indonesia menjadi Demokratis yang memimpin Negara Federasi. yang setiap negara bagian memiliki keuasaan pemerintahan di wilayah negaranya masing masing.</text:p>
        </text:list-item>
        <text:list-item>
          <text:p text:style-name="P4">Pada dua tahun ini indonesia manganut sistem Parlementer dengan sedikit perubahan pada tahun 1950 yang menekankan tidak hanya Presiden saja yang tidak bisa di ganggu gugat, namun Wakil Presiden juga merupakan subjek yang diatur pada Konstitusi RIS dalam pasal 118 ayat (1) dan ayat (2).</text:p>
        </text:list-item>
        <text:list-item>
          <text:p text:style-name="P4">Untuk memenuhi hasil persetujuan KMB, indonesia menggunakan Konstitusi Republik Indonesia Serikat (RIS)</text:p>
        </text:list-item>
      </text:list>
      <text:p text:style-name="P1"/>
      <text:p text:style-name="P1">Untuk Periode Tahun 1950 s/d 1959:</text:p>
      <text:list xml:id="list4431017660307335558" text:style-name="L3">
        <text:list-item>
          <text:p text:style-name="P5">Jelaskan apa saja Peristiwa yang terjadi pada masing-masing periode !</text:p>
        </text:list-item>
        <text:list-item>
          <text:p text:style-name="P5">Berapa lama pemerintahan ?</text:p>
        </text:list-item>
        <text:list-item>
          <text:p text:style-name="P5">Indonesia pada periode ini menganut Negara Kesatuan sesuai pada UUDS 1950 pasal 1 ayat (1).</text:p>
        </text:list-item>
        <text:list-item>
          <text:p text:style-name="P5">Apa Bentuk Pemerintahan ?</text:p>
        </text:list-item>
        <text:list-item>
          <text:p text:style-name="P5">Apa Sistem Pemerintahan ?</text:p>
        </text:list-item>
        <text:list-item>
          <text:p text:style-name="P5">Apa Konstitusi yang digunakan ?</text:p>
        </text:list-item>
      </text:list>
      <text:p text:style-name="P2"/>
      <text:p text:style-name="P1">Untuk Periode Tahun 1959 s/d 1966 (Orde Lama) :</text:p>
      <text:list xml:id="list3863016719669979238" text:style-name="L4">
        <text:list-item>
          <text:p text:style-name="P7">Jelaskan apa saja Peristiwa yang terjadi pada masing-masing periode !</text:p>
        </text:list-item>
        <text:list-item>
          <text:p text:style-name="P7">Berapa lama pemerintahan ?</text:p>
        </text:list-item>
        <text:list-item>
          <text:p text:style-name="P7">Apa bentuk Negara ?</text:p>
        </text:list-item>
        <text:list-item>
          <text:p text:style-name="P7">Apa Bentuk Pemerintahan ?</text:p>
        </text:list-item>
        <text:list-item>
          <text:p text:style-name="P7">Apa Sistem Pemerintahan ?</text:p>
        </text:list-item>
        <text:list-item>
          <text:p text:style-name="P7">Apa Konstitusi yang digunakan ?</text:p>
        </text:list-item>
      </text:list>
      <text:p text:style-name="P2"/>
      <text:p text:style-name="P1">Untuk Periode Tahun 1966 s/d 1998 (Orde Lama) :</text:p>
      <text:list xml:id="list5264131901698526586" text:style-name="L5">
        <text:list-item>
          <text:p text:style-name="P8">Jelaskan apa saja Peristiwa yang terjadi pada masing-masing periode !</text:p>
        </text:list-item>
        <text:list-item>
          <text:p text:style-name="P8">Berapa lama pemerintahan ?</text:p>
        </text:list-item>
        <text:list-item>
          <text:p text:style-name="P8">Apa bentuk Negara ?</text:p>
        </text:list-item>
        <text:list-item>
          <text:p text:style-name="P8">Apa Bentuk Pemerintahan ?</text:p>
        </text:list-item>
        <text:list-item>
          <text:p text:style-name="P8">Apa Sistem Pemerintahan ?</text:p>
        </text:list-item>
        <text:list-item>
          <text:p text:style-name="P8">Apa Konstitusi yang digunakan ?</text:p>
        </text:list-item>
      </text:list>
      <text:p text:style-name="P2"><text:soft-page-break/></text:p>
      <text:p text:style-name="P1">Untuk Periode Tahun 1966 s/d 1998 (Orde Lama) :</text:p>
      <text:list xml:id="list6589549522388889033" text:style-name="L6">
        <text:list-item>
          <text:p text:style-name="P9">Jelaskan apa saja Peristiwa yang terjadi pada masing-masing periode !</text:p>
        </text:list-item>
        <text:list-item>
          <text:p text:style-name="P9">Berapa lama pemerintahan ?</text:p>
        </text:list-item>
        <text:list-item>
          <text:p text:style-name="P9">Apa bentuk Negara ?</text:p>
        </text:list-item>
        <text:list-item>
          <text:p text:style-name="P9">Apa Bentuk Pemerintahan ?</text:p>
        </text:list-item>
        <text:list-item>
          <text:p text:style-name="P9">Apa Sistem Pemerintahan ?</text:p>
        </text:list-item>
        <text:list-item>
          <text:p text:style-name="P9">Apa Konstitusi yang digunakan ?</text:p>
        </text:list-item>
      </text:list>
      <text:p text:style-name="P1"/>
      <text:p text:style-name="P10">Sumber</text:p>
      <text:p text:style-name="P10"># Jawab Pertanyaan Setiap Periode:</text:p>
      <text:p text:style-name="P10"><text:s text:c="2"/>- 1945-1949</text:p>
      <text:p text:style-name="P10"><text:s text:c="2"/>- 1949-1950</text:p>
      <text:p text:style-name="P10"><text:s text:c="2"/>- 1950-1959</text:p>
      <text:p text:style-name="P10"><text:s text:c="2"/>- 1959-1966 (Orde Lama)</text:p>
      <text:p text:style-name="P10"><text:s text:c="2"/>- 1966-1998 (Orde Baru)</text:p>
      <text:p text:style-name="P10"><text:s text:c="2"/>- 1998-Sekarang</text:p>
      <text:p text:style-name="P10"/>
      <text:p text:style-name="P10"># Pertanyaan :</text:p>
      <text:p text:style-name="P10"><text:s text:c="2"/>- Jelaskan apa saja Peristiwa yang terjadi pada masing-masing periode !</text:p>
      <text:p text:style-name="P10"><text:s text:c="2"/>- Berapa lama pemerintahan ?</text:p>
      <text:p text:style-name="P10"><text:s text:c="2"/>- Apa bentuk Negara ?</text:p>
      <text:p text:style-name="P10"><text:s text:c="2"/>- Apa Bentuk Pemerintahan ?</text:p>
      <text:p text:style-name="P10"><text:s text:c="2"/>- Apa Sistem Pemerintahan ?</text:p>
      <text:p text:style-name="P10"><text:s text:c="2"/>- Apa Konstitusi yang digunakan ?</text:p>
      <text:p text:style-name="P10"/>
      <text:p text:style-name="P10"/>
      <text:p text:style-name="P10"># Daftar Sumber</text:p>
      <text:p text:style-name="P10"><text:s text:c="2"/>- http://kamusedu.blogspot.com/2015/11/periode-konstitusi-yang-pernah-berlaku-di-Indonesia.html</text:p>
      <text:p text:style-name="P10"><text:s text:c="2"/>- https://id.wikipedia.org/wiki/Sejarah_Indonesia_(1945-19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23:17:43.117332576</meta:creation-date>
    <dc:date>2018-05-30T23:33:58.931475209</dc:date>
    <meta:editing-duration>PT13M2S</meta:editing-duration>
    <meta:editing-cycles>2</meta:editing-cycles>
    <meta:generator>LibreOffice/5.1.6.2$Linux_X86_64 LibreOffice_project/10m0$Build-2</meta:generator>
    <meta:document-statistic meta:table-count="0" meta:image-count="0" meta:object-count="0" meta:page-count="2" meta:paragraph-count="61" meta:word-count="423" meta:character-count="2738" meta:non-whitespace-character-count="2381"/>
  </office:meta>
</office:document-meta>
</file>